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paragraph-properties fo:break-before="pag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Sincronía cuántica y coherencia relacional: Hacia un marco unificador para la función de onda, el espacio-tiempo y los sistemas complejos</text:h>
      <text:h text:style-name="Heading_20_3" text:outline-level="3">Introducción</text:h>
      <text:p text:style-name="Text_20_body">En la búsqueda de una teoría que unifique los marcos de la mecánica cuántica, la relatividad general y ciertos aspectos de la biología, proponemos una aproximación conceptual basada en la sincronía cuántica entre sistemas. Hipotetizamos que la posibilidad de entrelazamiento duradero entre sistemas físicos depende de la compatibilidad de sus ritmos internos, definidos por sus energías propias y las frecuencias asociadas a sus transiciones cuánticas.</text:p>
      <text:h text:style-name="Heading_20_3" text:outline-level="3">1. Ritmos atómicos y coherencia cuántica</text:h>
      <text:p text:style-name="Text_20_body">La evolución temporal de un estado cuántico depende de su energía a través de la fase ψ(t) = ψ(0) × exp(−i × E × t / ħ) . Dado que la energía interna de un átomo aumenta con su número atómico Z, los átomos más pesados presentan oscilaciones de fase más rápidas. Esto dificulta mantener coherencia de fase con átomos más ligeros.</text:p>
      <text:p text:style-name="Text_20_body">Estudios experimentales han mostrado que la dificultad para entrelazar átomos de especies distintas (como Be y Yb) requiere una compensación fina de estas diferencias a nivel de transiciones, masas y acoplamientos externos.</text:p>
      <text:h text:style-name="Heading_20_3" text:outline-level="3">2. La función de onda como descripción emergente</text:h>
      <text:p text:style-name="Text_20_body">Interpretaciones relacionales de la mecánica cuántica (Rovelli) sugieren que el estado cuántico no es absoluto, sino relacional. En este marco, la función de onda no es una entidad fundamental, sino una estructura emergente que representa el grado de sincronía entre sistemas.</text:p>
      <text:p text:style-name="Text_20_body">Cuando dos sistemas tienen ritmos compatibles, la coherencia cuántica entre ellos permite que compartan una función de onda significativa. Cuando los ritmos son disonantes, la función conjunta se degrada rápidamente.</text:p>
      <text:h text:style-name="Heading_20_3" text:outline-level="3">3. Entrelazamiento y geometría: ER = EPR</text:h>
      <text:p text:style-name="Text_20_body">El entrelazamiento cuántico no solo tiene implicaciones informacionales, sino geométricas. La conjetura ER = EPR (Einstein-Rosen = Einstein-Podolsky-Rosen) sugiere que los puentes de Einstein-Rosen (wormholes) son representaciones geométricas de estados entrelazados.</text:p>
      <text:p text:style-name="Text_20_body">Si asumimos que el entrelazamiento requiere coherencia rítmica, entonces la estructura geométrica del espacio-tiempo podría emerger de patrones de sincronización entre sistemas cuánticos. Las diferencias de ritmo inducirían curvaturas, análogas a la tensión en una red.</text:p>
      <text:h text:style-name="Heading_20_3" text:outline-level="3">4. Aplicación especulativa: la vida como coherencia rítmica sostenida</text:h>
      <text:p text:style-name="Text_20_body">En trabajos anteriores ("Qué es la vida, versión 2025"), se propuso que la vida puede describirse como un sistema que mantiene coherencia informacional lejos del equilibrio. En este contexto, los sistemas vivos pueden verse como estructuras que logran mantener sincronía funcional entre partes de distinta escala temporal.</text:p>
      <text:p text:style-name="Text_20_body">La dificultad para entrelazar átomos de ritmos muy distintos podría ayudar a explicar por qué la vida necesita cierto rango de elementos compatibles. La coherencia no sería solo un efecto cuántico, sino una condición de posibilidad para la emergencia de patrones funcionales persistentes.</text:p>
      <text:h text:style-name="Heading_20_3" text:outline-level="3"><text:soft-page-break/>5. Vida, sincronía y emergencia de sentido</text:h>
      <text:p text:style-name="Text_20_body">La hipótesis de que la realidad emerge desde redes de coherencia también permite reinterpretar la vida como un fenómeno de resonancia estructural. Si el espacio-tiempo y la función de onda surgen de correlaciones compatibles, la vida puede verse como una arquitectura activa que sostiene esas correlaciones frente al ruido del entorno.</text:p>
      <text:p text:style-name="Text_20_body">Así, el fenómeno biológico no sería un simple epifenómeno químico, sino un modo de resistencia a la decoherencia, de memoria sostenida en la forma. Esta lectura se alinea con el espíritu del libro "Qué es la vida, versión 2025", donde se postula que lo vivo no está definido por su composición, sino por su capacidad de reorganizarse sin perder identidad, como un acorde persistente entre frecuencias divergentes.</text:p>
      <text:p text:style-name="Text_20_body">Esta perspectiva especulativa, pero fundamentada, abre la posibilidad de una visión unificada entre física cuántica, biología de sistemas y filosofía de la información: la vida como la expresión más elaborada de la sincronía.</text:p>
      <text:h text:style-name="Heading_20_3" text:outline-level="3">Conclusión</text:h>
      <text:p text:style-name="Text_20_body">Proponemos que la función de onda, el entrelazamiento y la geometría espacio-temporal pueden entenderse como efectos emergentes de un principio común: la coherencia rítmica entre sistemas cuánticos. Esta lectura relacional podría ofrecer un puente entre teorías físicas dispares y abrir una nueva interpretación del fenómeno de la vida como estructura de sincronía autoorganizada.</text:p>
      <text:p text:style-name="Text_20_body"><text:span text:style-name="Emphasis">Referencias clave: Rovelli (2018), Susskind &amp; Maldacena (2016), Van Raamsdonk (2010), Bell (1964), trabajos sobre Lieb-Robinson bounds, Marletto &amp; Vedral (2021).</text:span></text:p>
      <text:p text:style-name="Text_20_body"/>
      <text:p text:style-name="P7"><text:span text:style-name="Strong_20_Emphasis"/></text:p>
      <text:p text:style-name="Text_20_body"><text:span text:style-name="Strong_20_Emphasis">? [Post] ¿Y si la sincronía fuera la clave? Vida, entrelazamiento y espacio-tiempo como coherencia rítmica</text:span></text:p>
      <text:p text:style-name="Text_20_body">¿Qué pasaría si el universo no estuviera hecho de partículas ni de cuerdas… sino de la posibilidad de <text:span text:style-name="Emphasis">vibrar juntos</text:span>?</text:p>
      <text:p text:style-name="Text_20_body">Este <text:span text:style-name="Strong_20_Emphasis">paper breve</text:span> parte de una de las especulaciones planteadas en el libro <text:span text:style-name="Emphasis">¿Qué es la vida? — Versión 2025</text:span>, y busca explorarla con mayor precisión conceptual:<text:line-break/>? ¿Podrían la función de onda, el entrelazamiento e incluso la geometría del espacio-tiempo surgir de la capacidad (o incapacidad) de sincronización entre sistemas cuánticos?</text:p>
      <text:p text:style-name="Text_20_body">? En este texto:</text:p>
      <text:list xml:id="list222899530714605032" text:style-name="L6">
        <text:list-item>
          <text:p text:style-name="P6">Se describe cómo los ritmos cuánticos internos (frecuencias de fase, masas, energías) afectan la posibilidad de coherencia entre átomos distintos</text:p>
        </text:list-item>
        <text:list-item>
          <text:p text:style-name="P6">Se propone que la función de onda no es fundamental, sino emergente de la sincronía relacional</text:p>
        </text:list-item>
        <text:list-item>
          <text:p text:style-name="P6">Se vinculan estas ideas con ER=EPR (Susskind/Maldacena), Rovelli, y principios de decoherencia</text:p>
        </text:list-item>
        <text:list-item>
          <text:p text:style-name="P6">Y se propone una aplicación a la biología: <text:span text:style-name="Emphasis">la vida como sistema que sostiene sincronía improbable en el tiempo</text:span></text:p>
        </text:list-item>
      </text:list>
      <text:p text:style-name="Text_20_body">? Leer el <text:span text:style-name="Strong_20_Emphasis">paper técnico completo</text:span> (PDF):<text:line-break/>? Sincronía como Teoría Unificadora</text:p>
      <text:p text:style-name="Text_20_body">? Libro original — exploración filosófico-poética de la vida y sus límites:<text:line-break/><text:a xlink:type="simple" xlink:href="https://lefuan.neocities.org/" office:target-frame-name="_new" xlink:show="replace" text:style-name="Internet_20_link" text:visited-style-name="Visited_20_Internet_20_Link">? ¿Qué es la vida? — Versión 2025 (bilingüe)</text:a></text:p>
      <text:p text:style-name="Text_20_body">? ¿Qué opinan?<text:line-break/>¿Tiene esto sentido desde la física?<text:line-break/>¿Puede la vida enseñarnos algo sobre sincronía como principio físico?</text:p>
      <text:p text:style-name="Text_20_body"><text:span text:style-name="Strong_20_Emphasis"/></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efuan </meta:initial-creator>
    <meta:creation-date>2025-04-24T14:50:40.59</meta:creation-date>
    <dc:date>2025-04-24T15:36:09.37</dc:date>
    <dc:creator>Lefuan </dc:creator>
    <meta:editing-duration>PT45M26S</meta:editing-duration>
    <meta:editing-cycles>7</meta:editing-cycles>
    <meta:generator>OpenOffice/4.1.15$Win32 OpenOffice.org_project/4115m2$Build-9813</meta:generator>
    <meta:document-statistic meta:table-count="0" meta:image-count="0" meta:object-count="0" meta:page-count="3" meta:paragraph-count="33" meta:word-count="886" meta:character-count="5887"/>
  </office:meta>
</office:document-meta>
</file>